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78cm" fo:min-width="4.4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771cm" fo:min-width="9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65cm" fo:min-width="3.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35cm" fo:min-width="5.3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371cm" fo:min-width="6.768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154cm" fo:min-width="4.4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55cm" fo:min-width="6cm"/>
    </style:style>
    <style:style style:name="gr9" style:family="graphic" style:parent-style-name="standard">
      <style:graphic-properties draw:stroke="none" svg:stroke-color="#000000" draw:fill="none" draw:fill-color="#ffffff" fo:min-height="1.195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3.895cm" fo:min-width="11.327cm" fo:wrap-option="wrap"/>
    </style:style>
    <style:style style:name="gr11" style:family="graphic" style:parent-style-name="standard">
      <style:graphic-properties draw:stroke="none" svg:stroke-color="#000000" draw:fill="none" draw:fill-color="#ffffff" fo:min-height="1.05cm"/>
    </style:style>
    <style:style style:name="gr12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7cm" svg:height="2.3cm" svg:x="1.2cm" svg:y="1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5cm" svg:height="4.021cm" draw:transform="skewX (0.518711853692715) translate (8.495cm 14.779cm)">
          <text:p text:style-name="P1">POBIERZ LICZBĘ DO </text:p>
          <text:p text:style-name="P1">ZMIENNEJ LICZBA</text:p>
          <text:p text:style-name="P1">(POBIERZ <text:span text:style-name="T1">LICZBA</text:span>)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2cm" svg:height="3.8cm" svg:x="1.5cm" svg:y="8.8cm">
          <text:p text:style-name="P1">SUMA &lt;= 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2" draw:id="id2" draw:layer="layout" svg:width="5.8cm" svg:height="2.6cm" svg:x="1.9cm" svg:y="4.7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268cm" svg:height="2.621cm" draw:transform="skewX (0.518711853692715) translate (2.032cm 20.779cm)">
          <text:p text:style-name="P1">WYPISZ SUMA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cm" svg:height="3.4cm" svg:x="9cm" svg:y="23.9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4.7cm" svg:y1="3.5cm" svg:x2="4.8cm" svg:y2="4.7cm" draw:start-shape="id1" draw:start-glue-point="8" draw:end-shape="id2" draw:end-glue-point="0" svg:d="M4700 3500l100 1200" svg:viewBox="0 0 101 1201">
          <text:p/>
        </draw:connector>
        <draw:custom-shape draw:style-name="gr8" draw:text-style-name="P2" draw:layer="layout" svg:width="6.5cm" svg:height="2.8cm" svg:x="11.3cm" svg:y="10.5cm">
          <text:p text:style-name="P1">SUMA = SUMA + </text:p>
          <text:p text:style-name="P1">LICZBA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5cm" svg:height="1.445cm" svg:x="14.4cm" svg:y="20.1cm">
          <draw:text-box>
            <text:p/>
            <text:p/>
          </draw:text-box>
        </draw:frame>
        <draw:custom-shape draw:style-name="gr10" draw:text-style-name="P2" draw:layer="layout" svg:width="11.827cm" svg:height="4.145cm" svg:x="8cm" svg:y="2.955cm">
          <text:p text:style-name="P1">PROGRAM SUMUJE LICZBY PODAWANE PRZEZ UZYTKOWNIKA DO MOMENTU,</text:p>
          <text:p text:style-name="P1">KIEDY ICH SUMA PRZEKROCZY 75.NA KONIEC DRUKUJE SUMĘ.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4.9cm" svg:y1="7.3cm" svg:x2="5.2cm" svg:y2="9.1cm">
          <text:p/>
        </draw:line>
        <draw:line draw:style-name="gr7" draw:text-style-name="P3" draw:layer="layout" svg:x1="14.5cm" svg:y1="10.5cm" svg:x2="5.1cm" svg:y2="8.8cm">
          <text:p/>
        </draw:line>
        <draw:line draw:style-name="gr7" draw:text-style-name="P3" draw:layer="layout" svg:x1="1.5cm" svg:y1="10.7cm" svg:x2="2.1cm" svg:y2="20.8cm">
          <text:p/>
        </draw:line>
        <draw:line draw:style-name="gr7" draw:text-style-name="P3" draw:layer="layout" svg:x1="8.3cm" svg:y1="22.5cm" svg:x2="10.2cm" svg:y2="24.5cm">
          <text:p/>
        </draw:line>
        <draw:line draw:style-name="gr7" draw:text-style-name="P3" draw:layer="layout" svg:x1="12.3cm" svg:y1="14.7cm" svg:x2="14.4cm" svg:y2="13.2cm">
          <text:p/>
        </draw:line>
        <draw:line draw:style-name="gr7" draw:text-style-name="P3" draw:layer="layout" svg:x1="8.7cm" svg:y1="10.7cm" svg:x2="10.1cm" svg:y2="15cm">
          <text:p/>
        </draw:line>
        <draw:frame draw:style-name="gr11" draw:text-style-name="P4" draw:layer="layout" svg:width="2.7cm" svg:height="1.3cm" svg:x="2cm" svg:y="14.4cm">
          <draw:text-box>
            <text:p>NIE</text:p>
          </draw:text-box>
        </draw:frame>
        <draw:frame draw:style-name="gr12" draw:text-style-name="P4" draw:layer="layout" svg:width="2.4cm" svg:height="1.2cm" svg:x="8.6cm" svg:y="12cm">
          <draw:text-box>
            <text:p>TA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027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3.568174754</meta:creation-date>
    <dc:date>2018-09-27T17:32:56.590032074</dc:date>
    <meta:editing-duration>PT11M6S</meta:editing-duration>
    <meta:editing-cycles>3</meta:editing-cycles>
    <meta:generator>LibreOffice/6.0.3.2$Linux_X86_64 LibreOffice_project/00m0$Build-2</meta:generator>
    <meta:document-statistic meta:object-count="18"/>
  </office:meta>
</office:document-meta>
</file>